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 officeooo:rsid="000fc378" officeooo:paragraph-rsid="000fc378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 officeooo:rsid="000fc378" officeooo:paragraph-rsid="000fc378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 officeooo:rsid="00104932" officeooo:paragraph-rsid="00104932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bold" officeooo:rsid="00104932" officeooo:paragraph-rsid="00104932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bold" officeooo:rsid="001365e5" officeooo:paragraph-rsid="001365e5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7622" style:font-name="Roboto" fo:font-size="10.5pt" fo:letter-spacing="normal" fo:font-style="normal" fo:font-weight="bold" officeooo:rsid="000fc378" officeooo:paragraph-rsid="000fc378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7622" style:font-name="Roboto" fo:font-size="10.5pt" fo:letter-spacing="normal" fo:font-style="normal" fo:font-weight="bold" officeooo:rsid="00104932" officeooo:paragraph-rsid="00104932" style:font-weight-asian="bold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7622" style:font-name="Roboto" fo:font-size="10.5pt" fo:letter-spacing="normal" fo:font-style="normal" fo:font-weight="bold" officeooo:rsid="001365e5" officeooo:paragraph-rsid="001365e5" style:font-weight-asian="bold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0.5pt" fo:letter-spacing="normal" fo:font-style="normal" fo:font-weight="normal" officeooo:rsid="00104932" officeooo:paragraph-rsid="00104932" style:font-weight-asian="normal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0.5pt" fo:letter-spacing="normal" fo:font-style="normal" fo:font-weight="bold" officeooo:rsid="000fc378" officeooo:paragraph-rsid="000fc378" style:font-weight-asian="bold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0.5pt" fo:letter-spacing="normal" fo:font-style="normal" fo:font-weight="bold" officeooo:rsid="00104932" officeooo:paragraph-rsid="00104932" style:font-weight-asian="bold" style:font-weight-complex="bold"/>
    </style:style>
    <style:style style:name="T1" style:family="text">
      <style:text-properties fo:color="#127622"/>
    </style:style>
    <style:style style:name="T2" style:family="text">
      <style:text-properties fo:color="#127622" fo:font-weight="bold" style:font-weight-asian="bold" style:font-weight-complex="bold"/>
    </style:style>
    <style:style style:name="T3" style:family="text">
      <style:text-properties officeooo:rsid="001365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Write a program to input a value from the keyboard and define a function which modifies the value of this variable through call be address and call by reference. Print the address of all the variable used in the program?</text:p>
      <text:p text:style-name="P1"/>
      <text:p text:style-name="P2">Sol:</text:p>
      <text:p text:style-name="P2"/>
      <text:p text:style-name="P11">#include &lt;iostream&gt;</text:p>
      <text:p text:style-name="P11">using namespace std;</text:p>
      <text:p text:style-name="P11">void fun(int *p)</text:p>
      <text:p text:style-name="P11">{</text:p>
      <text:p text:style-name="P11"><text:s text:c="4"/>*p = *p+10;</text:p>
      <text:p text:style-name="P11"><text:s text:c="4"/>cout&lt;&lt;*p&lt;&lt;endl&lt;&lt;p&lt;&lt;endl;</text:p>
      <text:p text:style-name="P11">}</text:p>
      <text:p text:style-name="P11">void fun1(int &amp;y)</text:p>
      <text:p text:style-name="P11">{</text:p>
      <text:p text:style-name="P11"><text:s text:c="4"/>y = y+10;</text:p>
      <text:p text:style-name="P11"><text:s text:c="4"/>cout&lt;&lt;&amp;y&lt;&lt;endl&lt;&lt;y&lt;&lt;endl;</text:p>
      <text:p text:style-name="P11">}</text:p>
      <text:p text:style-name="P11">int main()</text:p>
      <text:p text:style-name="P11">{</text:p>
      <text:p text:style-name="P11"><text:s text:c="2"/>int x;</text:p>
      <text:p text:style-name="P11"><text:s text:c="2"/>cout&lt;&lt;"Enter the value of x"&lt;&lt;endl;</text:p>
      <text:p text:style-name="P11"><text:s text:c="2"/>cin&gt;&gt;x;</text:p>
      <text:p text:style-name="P11"><text:s text:c="2"/>fun(&amp;x);</text:p>
      <text:p text:style-name="P11"><text:s text:c="2"/>cout&lt;&lt;x&lt;&lt;endl;</text:p>
      <text:p text:style-name="P11"><text:s text:c="2"/>cout&lt;&lt;&amp;x&lt;&lt;endl;</text:p>
      <text:p text:style-name="P11"><text:s text:c="2"/>fun1(x);</text:p>
      <text:p text:style-name="P11"><text:s text:c="2"/>cout&lt;&lt;x&lt;&lt;endl&lt;&lt;&amp;x;</text:p>
      <text:p text:style-name="P11"><text:s text:c="2"/>return 0;</text:p>
      <text:p text:style-name="P11">}</text:p>
      <text:p text:style-name="P11"/>
      <text:p text:style-name="P11">OUTPUT:</text:p>
      <text:p text:style-name="P2"/>
      <text:p text:style-name="P7">Enter the value of x</text:p>
      <text:p text:style-name="P7">3</text:p>
      <text:p text:style-name="P7">0x7ffe83e7977c</text:p>
      <text:p text:style-name="P7">13</text:p>
      <text:p text:style-name="P7">13</text:p>
      <text:p text:style-name="P7">0x7ffe83e7977c</text:p>
      <text:p text:style-name="P7">23</text:p>
      <text:p text:style-name="P7">0x7ffe83e7977c</text:p>
      <text:p text:style-name="P7">23</text:p>
      <text:p text:style-name="P7">0x7ffe83e7977c</text:p>
      <text:p text:style-name="P7"/>
      <text:p text:style-name="P3">2. Write a program to demonstrate taking input through command line arguments?</text:p>
      <text:p text:style-name="P3"/>
      <text:p text:style-name="P3">Sol:</text:p>
      <text:p text:style-name="P3"/>
      <text:p text:style-name="P11">#include&lt;iostream&gt;</text:p>
      <text:p text:style-name="P11">using namespace std;</text:p>
      <text:p text:style-name="P11">int main(int argc ,char *argv[])</text:p>
      <text:p text:style-name="P11">{</text:p>
      <text:p text:style-name="P11"><text:tab/>int sum = 0;</text:p>
      <text:p text:style-name="P11"><text:tab/>for(int i=0;i&lt;argc;i++)</text:p>
      <text:p text:style-name="P11"><text:tab/>{</text:p>
      <text:p text:style-name="P11"><text:tab/><text:tab/>cout&lt;&lt;argv[i]&lt;&lt;endl;</text:p>
      <text:p text:style-name="P11"><text:tab/><text:tab/>sum = sum+(int)*argv[i];</text:p>
      <text:p text:style-name="P11"><text:tab/>}</text:p>
      <text:p text:style-name="P11"><text:tab/>cout&lt;&lt;"sum="&lt;&lt;sum&lt;&lt;endl;</text:p>
      <text:p text:style-name="P11"><text:soft-page-break/><text:tab/>cout&lt;&lt;argv[0]&lt;&lt;endl;</text:p>
      <text:p text:style-name="P11"><text:tab/>return 0;</text:p>
      <text:p text:style-name="P11">}</text:p>
      <text:p text:style-name="P11"/>
      <text:p text:style-name="P12">OUTPUT:</text:p>
      <text:p text:style-name="P10"/>
      <text:p text:style-name="P10">.<text:span text:style-name="T2">/a.out</text:span></text:p>
      <text:p text:style-name="P8">sum=46</text:p>
      <text:p text:style-name="P8">./a.out</text:p>
      <text:p text:style-name="P8"/>
      <text:p text:style-name="P4">3. write a program to create class student with private variables a,b and methods to display and read the variables?</text:p>
      <text:p text:style-name="P4"/>
      <text:p text:style-name="P4">Sol:</text:p>
      <text:p text:style-name="P4"/>
      <text:p text:style-name="P5">#include &lt;iostream&gt;</text:p>
      <text:p text:style-name="P5">using namespace std;</text:p>
      <text:p text:style-name="P5">class details</text:p>
      <text:p text:style-name="P5">{</text:p>
      <text:p text:style-name="P5">private:</text:p>
      <text:p text:style-name="P5"><text:tab/>int usn;</text:p>
      <text:p text:style-name="P5"><text:tab/>char name[100];</text:p>
      <text:p text:style-name="P5"><text:tab/>char gmail[100];</text:p>
      <text:p text:style-name="P5">public:</text:p>
      <text:p text:style-name="P5">void read()</text:p>
      <text:p text:style-name="P5">{</text:p>
      <text:p text:style-name="P5">cout&lt;&lt;"GIVE THE STUDENT DETAILS"&lt;&lt;endl;</text:p>
      <text:p text:style-name="P5">cout&lt;&lt;"Enter the USN"&lt;&lt;endl;</text:p>
      <text:p text:style-name="P5">cin&gt;&gt;usn;</text:p>
      <text:p text:style-name="P5">cout&lt;&lt;"Enter the Name"&lt;&lt;endl;</text:p>
      <text:p text:style-name="P5">cin&gt;&gt;name;</text:p>
      <text:p text:style-name="P5">cout&lt;&lt;"Enter the gmail"&lt;&lt;endl;</text:p>
      <text:p text:style-name="P5">cin&gt;&gt;gmail;</text:p>
      <text:p text:style-name="P5">}</text:p>
      <text:p text:style-name="P5">void display()</text:p>
      <text:p text:style-name="P5">{</text:p>
      <text:p text:style-name="P5">cout&lt;&lt;"STUDENT DETAIL<text:span text:style-name="T3">S</text:span>"&lt;&lt;endl;</text:p>
      <text:p text:style-name="P5">cout&lt;&lt;"Name : "&lt;&lt;name&lt;&lt;endl&lt;&lt;"USN : "&lt;&lt;usn&lt;&lt;endl&lt;&lt;"E-mail : "&lt;&lt;gmail&lt;&lt;endl;</text:p>
      <text:p text:style-name="P5">}</text:p>
      <text:p text:style-name="P5">};</text:p>
      <text:p text:style-name="P5">int main()</text:p>
      <text:p text:style-name="P5">{</text:p>
      <text:p text:style-name="P5"><text:tab/>details d;</text:p>
      <text:p text:style-name="P5"><text:tab/>d.read();</text:p>
      <text:p text:style-name="P5"><text:tab/>d.display();</text:p>
      <text:p text:style-name="P5">}</text:p>
      <text:p text:style-name="P5"/>
      <text:p text:style-name="P6">OUTPUT:</text:p>
      <text:p text:style-name="P6"/>
      <text:p text:style-name="P9">GIVE THE STUDENT DETAILS</text:p>
      <text:p text:style-name="P9">Enter the USN</text:p>
      <text:p text:style-name="P9">33</text:p>
      <text:p text:style-name="P9">Enter the Name</text:p>
      <text:p text:style-name="P9">Prathvi</text:p>
      <text:p text:style-name="P9">Enter the gmail</text:p>
      <text:p text:style-name="P6"><text:a xlink:type="simple" xlink:href="mailto:prathvirajbellampalli@gmail.com" text:style-name="Internet_20_link" text:visited-style-name="Visited_20_Internet_20_Link"><text:span text:style-name="T1">prathvirajbellampalli@gmail.com</text:span></text:a></text:p>
      <text:p text:style-name="P9">STUDENT DETAILS</text:p>
      <text:p text:style-name="P9">Name : Prathvi</text:p>
      <text:p text:style-name="P9"><text:soft-page-break/>USN : 33</text:p>
      <text:p text:style-name="P9">E-mail : prathvirajbellampalli@gmail.c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0:51:57.835941622</meta:creation-date>
    <dc:date>2020-10-04T20:17:09.147234989</dc:date>
    <meta:editing-duration>PT32M5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3" meta:paragraph-count="102" meta:word-count="249" meta:character-count="1712" meta:non-whitespace-character-count="1514"/>
  </office:meta>
</office:document-meta>
</file>